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26e" officeooo:paragraph-rsid="0007b26e"/>
    </style:style>
    <style:style style:name="P2" style:family="paragraph" style:parent-style-name="Standard">
      <style:text-properties officeooo:rsid="0007b26e" officeooo:paragraph-rsid="0007b26e"/>
    </style:style>
    <style:style style:name="P3" style:family="paragraph" style:parent-style-name="Standard">
      <style:text-properties fo:color="#000000" officeooo:rsid="0007c6bd" officeooo:paragraph-rsid="0007c6bd"/>
    </style:style>
    <style:style style:name="T1" style:family="text">
      <style:text-properties fo:color="#c9211e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zer a seleção com class.</text:p>
      <text:p text:style-name="P1"/>
      <text:p text:style-name="P1">Utilizar <text:span text:style-name="T1">elemento.classList.add(‘classeAAdicionar’)</text:span></text:p>
      <text:p text:style-name="P1">também pode remover uma classe apenas, com <text:span text:style-name="T1">elemento.classList.remove(‘classeARemover’)</text:span></text:p>
      <text:p text:style-name="P1"><text:span text:style-name="T1"/></text:p>
      <text:p text:style-name="P1"><text:span text:style-name="T1"/></text:p>
      <text:p text:style-name="P3">Também é possível remover um elemento específico com <text:span text:style-name="T2">elemento.remove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6:23:33.527953216</meta:creation-date>
    <dc:date>2021-06-02T16:45:55.436733289</dc:date>
    <meta:editing-duration>PT2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4" meta:character-count="233" meta:non-whitespace-character-count="213"/>
  </office:meta>
</office:document-meta>
</file>